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ace" officeooo:paragraph-rsid="000fbace"/>
    </style:style>
    <style:style style:name="P2" style:family="paragraph" style:parent-style-name="Standard">
      <style:text-properties officeooo:rsid="00115fc5" officeooo:paragraph-rsid="00115fc5"/>
    </style:style>
    <style:style style:name="P3" style:family="paragraph" style:parent-style-name="Text_20_body">
      <style:text-properties officeooo:rsid="0013272d" officeooo:paragraph-rsid="0013272d"/>
    </style:style>
    <style:style style:name="T1" style:family="text">
      <style:text-properties officeooo:rsid="00115fc5"/>
    </style:style>
    <style:style style:name="T2" style:family="text">
      <style:text-properties officeooo:rsid="00132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velopment document plan </text:h>
      <text:p text:style-name="P1"/>
      <text:h text:style-name="Heading_20_2" text:outline-level="2">subheadings required:</text:h>
      <text:p text:style-name="P1">Functional and non-functional requirements copy paste from proposal</text:p>
      <text:p text:style-name="P1"/>
      <text:p text:style-name="P1">Versioning – Something that will indicate that I will have multiple versions (Come back for specifics into this table of what in it and why)</text:p>
      <text:p text:style-name="P1"/>
      <text:p text:style-name="P1">Version 1 must start with your database (Backbone) / User registration and potentially staff system as well and lastly login</text:p>
      <text:p text:style-name="P1"/>
      <text:p text:style-name="P1">Version 2 Work on the bookings and cancelling bookings </text:p>
      <text:p text:style-name="P1"/>
      <text:p text:style-name="P1">Version 3 altering appointments, making the website look good and have good components as well as audits for all systems that are entering into our database, <text:span text:style-name="T1">Add images </text:span></text:p>
      <text:p text:style-name="P1"/>
      <text:p text:style-name="P2">You can have more than 3 versions </text:p>
      <text:p text:style-name="P2"/>
      <text:h text:style-name="Heading_20_2" text:outline-level="2">Limitations</text:h>
      <text:p text:style-name="P2">Database – environment variables</text:p>
      <text:p text:style-name="P2"/>
      <text:p text:style-name="P2">Limitation → Alternativ<text:span text:style-name="T2">e </text:span></text:p>
      <text:p text:style-name="P2"/>
      <text:h text:style-name="Heading_20_2" text:outline-level="2">Version 1</text:h>
      <text:p text:style-name="Text_20_body"/>
      <text:p text:style-name="P3">What do you plan to make </text:p>
      <text:p text:style-name="P3">Document and describe what you made / What changed and why </text:p>
      <text:p text:style-name="P3">Evaluate – what will change in the next version </text:p>
      <text:p text:style-name="P3"/>
      <text:h text:style-name="Heading_20_2" text:outline-level="2">Version 2 / 3 and beyond</text:h>
      <text:p text:style-name="Text_20_body"/>
      <text:p text:style-name="P3">What do you plan to make but what changed </text:p>
      <text:p text:style-name="P3">Document and describe what you made / What changed and why </text:p>
      <text:p text:style-name="P3">Evaluate – what will change in the next versi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6:43.526969000</meta:creation-date>
    <dc:date>2025-11-04T13:45:16.850503400</dc:date>
    <meta:editing-duration>PT2M58S</meta:editing-duration>
    <meta:editing-cycles>1</meta:editing-cycles>
    <meta:document-statistic meta:table-count="0" meta:image-count="0" meta:object-count="0" meta:page-count="1" meta:paragraph-count="19" meta:word-count="169" meta:character-count="1018" meta:non-whitespace-character-count="853"/>
    <meta:generator>LibreOffice/25.8.2.2$Windows_X86_64 LibreOffice_project/d401f2107ccab8f924a8e2df40f573aab7605b6f</meta:generator>
  </office:meta>
</office:document-meta>
</file>